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ee3c" officeooo:paragraph-rsid="0000ee3c"/>
    </style:style>
    <style:style style:name="P2" style:family="paragraph" style:parent-style-name="Standard">
      <style:text-properties fo:font-weight="bold" officeooo:rsid="0000ee3c" officeooo:paragraph-rsid="0000ee3c"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4</text:p>
      <text:p text:style-name="P1">Using LoR and Newton's Method, predict if a student would get admission from the 2 exams. <text:s text:c="2"/></text:p>
      <text:p text:style-name="P1">Submitted by: <text:span text:style-name="T1">IEC2016012</text:span></text:p>
      <text:p text:style-name="P1"/>
      <text:p text:style-name="P1">The accuracy obtained from either of the methods ie. Logistic Regression and Newton's method is approximately same. The primary difference was of the number of time taken by logistic regression vs that of newton’s method. The iterations taken by newton’s method is far less than that taken by LoR. Also, the accuracy achieved by Newton's method is better than that the accuracy obtained by Logistic Regression. <text:s text:c="2"/></text:p>
      <text:p text:style-name="P1"/>
      <text:p text:style-name="P1">Accuracy obtained by: <text:s/></text:p>
      <text:p text:style-name="P1">LoR : 92% <text:s text:c="2"/></text:p>
      <text:p text:style-name="P1">Newton's Method : 96%</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03-16T00:01:04.639130782</dc:date>
    <meta:editing-duration>PT2M22S</meta:editing-duration>
    <meta:editing-cycles>1</meta:editing-cycles>
    <meta:document-statistic meta:table-count="0" meta:image-count="0" meta:object-count="0" meta:page-count="1" meta:paragraph-count="7" meta:word-count="97" meta:character-count="597" meta:non-whitespace-character-count="496"/>
  </office:meta>
</office:document-meta>
</file>